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Dashed_20__28_var_29_" draw:fill-color="#ffd320" draw:textarea-horizontal-align="justify" draw:textarea-vertical-align="middle" draw:auto-grow-height="false" fo:min-height="2.671cm" fo:min-width="4.834cm"/>
    </style:style>
    <style:style style:name="gr2" style:family="graphic" style:parent-style-name="standard">
      <style:graphic-properties draw:stroke="dash" draw:stroke-dash="Dashed_20__28_var_29_" draw:fill-color="#ffd320" draw:textarea-horizontal-align="justify" draw:textarea-vertical-align="middle" draw:auto-grow-height="false" fo:min-height="3.052cm" fo:min-width="5.723cm"/>
    </style:style>
    <style:style style:name="gr3" style:family="graphic" style:parent-style-name="standard">
      <style:graphic-properties fo:min-height="1.655cm" fo:min-width="9.66cm" draw:shadow="visible"/>
    </style:style>
    <style:style style:name="gr4" style:family="graphic" style:parent-style-name="standard">
      <style:graphic-properties draw:textarea-horizontal-align="justify" draw:textarea-vertical-align="middle" draw:auto-grow-height="false" fo:min-height="2.544cm" fo:min-width="8.136cm" draw:shadow="visible"/>
    </style:style>
    <style:style style:name="gr5" style:family="graphic" style:parent-style-name="standard">
      <style:graphic-properties draw:stroke="dash" draw:stroke-dash="Dashed_20__28_var_29_" draw:fill-color="#ffd320" draw:textarea-horizontal-align="justify" draw:textarea-vertical-align="middle" draw:auto-grow-height="false" fo:min-height="1.02cm" fo:min-width="4.326cm"/>
    </style:style>
    <style:style style:name="gr6" style:family="graphic" style:parent-style-name="standard">
      <style:graphic-properties draw:stroke="dash" draw:stroke-dash="Dashed_20__28_var_29_" draw:fill-color="#ffd320" draw:textarea-horizontal-align="justify" draw:textarea-vertical-align="middle" draw:auto-grow-height="false" fo:min-height="1.909cm" fo:min-width="3.437cm" draw:shadow="hidden"/>
    </style:style>
    <style:style style:name="gr7" style:family="graphic" style:parent-style-name="standard">
      <style:graphic-properties draw:textarea-horizontal-align="justify" draw:textarea-vertical-align="middle" draw:auto-grow-height="false" fo:min-height="2.798cm" fo:min-width="7.12cm" draw:shadow="visible"/>
    </style:style>
    <style:style style:name="gr8" style:family="graphic" style:parent-style-name="standard">
      <style:graphic-properties draw:textarea-horizontal-align="justify" draw:textarea-vertical-align="middle" draw:auto-grow-height="false" fo:min-height="2.544cm" fo:min-width="6.612cm" draw:shadow="visible"/>
    </style:style>
    <style:style style:name="gr9" style:family="graphic" style:parent-style-name="standard">
      <style:graphic-properties draw:textarea-horizontal-align="justify" draw:textarea-vertical-align="middle" draw:auto-grow-height="false" fo:min-height="2.542cm" fo:min-width="11.565cm" draw:shadow="visible"/>
    </style:style>
    <style:style style:name="gr10" style:family="graphic" style:parent-style-name="standard">
      <style:graphic-properties draw:marker-start="Small_20_Arrow" draw:marker-end="" draw:textarea-vertical-align="middle"/>
    </style:style>
    <style:style style:name="gr11" style:family="graphic" style:parent-style-name="standard">
      <style:graphic-properties draw:marker-start="Small_20_Arrow" draw:textarea-vertical-align="middle"/>
    </style:style>
    <style:style style:name="gr12" style:family="graphic" style:parent-style-name="standard">
      <style:graphic-properties draw:marker-start="Small_20_Arrow" draw:marker-end="Small_20_Arrow" draw:textarea-vertical-align="middle"/>
    </style:style>
    <style:style style:name="gr13" style:family="graphic" style:parent-style-name="standard">
      <style:graphic-properties draw:marker-end="Small_20_Arrow" draw:textarea-vertical-align="middle"/>
    </style:style>
    <style:style style:name="gr14" style:family="graphic" style:parent-style-name="standard">
      <style:graphic-properties draw:marker-start="Small_20_Arrow" draw:marker-end="Small_20_Arrow"/>
    </style:style>
    <style:style style:name="gr15" style:family="graphic" style:parent-style-name="standard">
      <style:graphic-properties draw:stroke="dash" draw:stroke-dash="Dashed_20__28_var_29_" draw:fill-color="#ff950e" draw:textarea-horizontal-align="justify" draw:textarea-vertical-align="middle" draw:auto-grow-height="false" fo:min-height="1.735cm" fo:min-width="3.946cm"/>
    </style:style>
    <style:style style:name="gr16" style:family="graphic" style:parent-style-name="standard">
      <style:graphic-properties draw:stroke="dash" draw:stroke-dash="Dashed_20__28_var_29_" draw:fill-color="#99ffcc" draw:textarea-horizontal-align="justify" draw:textarea-vertical-align="middle" draw:auto-grow-height="false" fo:min-height="3.046cm" fo:min-width="2.404cm" fo:wrap-option="no-wrap"/>
    </style:style>
    <style:style style:name="gr17" style:family="graphic" style:parent-style-name="standard">
      <style:graphic-properties draw:marker-end="Small_20_Arrow"/>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950e"/>
      <style:paragraph-properties fo:text-align="center"/>
    </style:style>
    <style:style style:name="P4" style:family="paragraph">
      <loext:graphic-properties draw:fill-color="#99ffcc"/>
      <style:paragraph-properties fo:text-align="center"/>
    </style:style>
    <style:style style:name="T1" style:family="text">
      <style:text-properties fo:font-size="14pt" style:font-size-asian="18pt" style:font-size-complex="1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5.334cm" svg:height="2.921cm" svg:x="8.112cm" svg:y="23.606cm">
          <text:p text:style-name="P1">Spring</text:p>
          <text:p text:style-name="P1"><text:span text:style-name="T1">(web framework)</text:span></text:p>
          <draw:enhanced-geometry svg:viewBox="0 0 21600 21600" draw:type="rectangle" draw:enhanced-path="M 0 0 L 21600 0 21600 21600 0 21600 0 0 Z N"/>
        </draw:custom-shape>
        <draw:custom-shape draw:style-name="gr2" draw:text-style-name="P2" xml:id="id6" draw:id="id6" draw:layer="layout" svg:width="6.223cm" svg:height="3.302cm" svg:x="1.254cm" svg:y="18.726cm">
          <text:p text:style-name="P1">Hibernate</text:p>
          <text:p text:style-name="P1"><text:span text:style-name="T2">(Object Relational</text:span></text:p>
          <text:p text:style-name="P1"><text:span text:style-name="T2"><text:s/></text:span><text:span text:style-name="T2">Mapper [ORM] to link</text:span></text:p>
          <text:p text:style-name="P1"><text:span text:style-name="T2">PSM code to </text:span></text:p>
          <text:p text:style-name="P1"><text:span text:style-name="T2">database objects)</text:span></text:p>
          <draw:enhanced-geometry svg:viewBox="0 0 21600 21600" draw:type="rectangle" draw:enhanced-path="M 0 0 L 21600 0 21600 21600 0 21600 0 0 Z N"/>
        </draw:custom-shape>
        <draw:custom-shape draw:style-name="gr3" draw:text-style-name="P1" xml:id="id2" draw:id="id2" draw:layer="layout" svg:width="10.16cm" svg:height="1.905cm" svg:x="4.429cm" svg:y="1.127cm">
          <text:p text:style-name="P1"/>
          <text:p text:style-name="P1">cms-business-model</text:p>
          <text:p text:style-name="P1"><text:span text:style-name="T2">(submodule that defines data types,</text:span></text:p>
          <text:p text:style-name="P1"><text:span text:style-name="T2">such as “license type”)</text:span></text:p>
          <text:p text:style-name="P1"/>
          <draw:enhanced-geometry svg:viewBox="0 0 21600 21600" draw:type="rectangle" draw:enhanced-path="M 0 0 L 21600 0 21600 21600 0 21600 0 0 Z N"/>
        </draw:custom-shape>
        <draw:custom-shape draw:style-name="gr4" draw:text-style-name="P1" xml:id="id3" draw:id="id3" draw:layer="layout" svg:width="8.636cm" svg:height="2.794cm" svg:x="9.382cm" svg:y="9.001cm">
          <text:p text:style-name="P1">cms-business-process</text:p>
          <text:p text:style-name="P1"><text:span text:style-name="T2">(submodule that links business rules</text:span></text:p>
          <text:p text:style-name="P1"><text:span text:style-name="T2">and workflow processor to PSM)</text:span></text:p>
          <draw:enhanced-geometry svg:viewBox="0 0 21600 21600" draw:type="rectangle" draw:enhanced-path="M 0 0 L 21600 0 21600 21600 0 21600 0 0 Z N"/>
        </draw:custom-shape>
        <draw:custom-shape draw:style-name="gr5" draw:text-style-name="P2" xml:id="id1" draw:id="id1" draw:layer="layout" svg:width="4.826cm" svg:height="1.27cm" svg:x="9.509cm" svg:y="5.318cm">
          <text:p text:style-name="P1">Drools</text:p>
          <text:p text:style-name="P1"><text:span text:style-name="T1">(business rules)</text:span></text:p>
          <draw:enhanced-geometry svg:viewBox="0 0 21600 21600" draw:type="rectangle" draw:enhanced-path="M 0 0 L 21600 0 21600 21600 0 21600 0 0 Z N"/>
        </draw:custom-shape>
        <draw:custom-shape draw:style-name="gr6" draw:text-style-name="P2" xml:id="id4" draw:id="id4" draw:layer="layout" svg:width="3.937cm" svg:height="2.159cm" svg:x="3.667cm" svg:y="4.937cm">
          <text:p text:style-name="P1">jBPM</text:p>
          <text:p text:style-name="P1"><text:span text:style-name="T2">(workflow </text:span></text:p>
          <text:p text:style-name="P1"><text:span text:style-name="T2">engine)</text:span></text:p>
          <draw:enhanced-geometry svg:viewBox="0 0 21600 21600" draw:type="rectangle" draw:enhanced-path="M 0 0 L 21600 0 21600 21600 0 21600 0 0 Z N"/>
        </draw:custom-shape>
        <draw:custom-shape draw:style-name="gr7" draw:text-style-name="P1" xml:id="id8" draw:id="id8" draw:layer="layout" svg:width="7.62cm" svg:height="3.048cm" svg:x="19.288cm" svg:y="12.938cm">
          <text:p text:style-name="P1">cms-portal-services</text:p>
          <text:p text:style-name="P1"><text:span text:style-name="T2">(submodule that generates</text:span></text:p>
          <text:p text:style-name="P1"><text:span text:style-name="T2">package to deploy onto website)</text:span></text:p>
          <draw:enhanced-geometry svg:viewBox="0 0 21600 21600" draw:type="rectangle" draw:enhanced-path="M 0 0 L 21600 0 21600 21600 0 21600 0 0 Z N"/>
        </draw:custom-shape>
        <draw:custom-shape draw:style-name="gr8" draw:text-style-name="P1" xml:id="id9" draw:id="id9" draw:layer="layout" svg:width="7.112cm" svg:height="2.794cm" svg:x="11.795cm" svg:y="18.399cm">
          <text:p text:style-name="P1">cms-web</text:p>
          <text:p text:style-name="P1"><text:span text:style-name="T2">(submodule that controls user</text:span></text:p>
          <text:p text:style-name="P1"><text:span text:style-name="T2">interface [UI])</text:span></text:p>
          <draw:enhanced-geometry svg:viewBox="0 0 21600 21600" draw:type="rectangle" draw:enhanced-path="M 0 0 L 21600 0 21600 21600 0 21600 0 0 Z N"/>
        </draw:custom-shape>
        <draw:custom-shape draw:style-name="gr9" draw:text-style-name="P1" xml:id="id5" draw:id="id5" draw:layer="layout" svg:width="12.065cm" svg:height="2.792cm" svg:x="2.27cm" svg:y="14.208cm">
          <text:p text:style-name="P1">cms-services</text:p>
          <text:p text:style-name="P1"><text:span text:style-name="T2">(submodule that connects</text:span></text:p>
          <text:p text:style-name="P1"><text:span text:style-name="T2"><text:s/></text:span><text:span text:style-name="T2">PSM frontend and backend)</text:span></text:p>
          <draw:enhanced-geometry svg:viewBox="0 0 21600 21600" draw:type="rectangle" draw:enhanced-path="M 0 0 L 21600 0 21600 21600 0 21600 0 0 Z N"/>
        </draw:custom-shape>
        <draw:connector draw:style-name="gr10" draw:text-style-name="P1" draw:layer="layout" svg:x1="11.922cm" svg:y1="5.318cm" svg:x2="9.509cm" svg:y2="3.032cm" draw:start-shape="id1" draw:end-shape="id2" svg:d="M11922 5318v-1043h-2413v-1243" svg:viewBox="0 0 2414 2287">
          <text:p/>
        </draw:connector>
        <draw:connector draw:style-name="gr10" draw:text-style-name="P1" draw:layer="layout" svg:x1="9.382cm" svg:y1="10.398cm" svg:x2="7.604cm" svg:y2="6.016cm" draw:start-shape="id3" draw:end-shape="id4" svg:d="M9382 10398h-889v-4382h-889" svg:viewBox="0 0 1779 4383">
          <text:p/>
        </draw:connector>
        <draw:connector draw:style-name="gr11" draw:text-style-name="P1" draw:layer="layout" svg:x1="13.7cm" svg:y1="9.001cm" svg:x2="11.922cm" svg:y2="6.588cm" draw:start-shape="id3" draw:end-shape="id1" svg:d="M13700 9001v-1206h-1778v-1207" svg:viewBox="0 0 1779 2414">
          <text:p/>
        </draw:connector>
        <draw:connector draw:style-name="gr12" draw:text-style-name="P1" draw:layer="layout" svg:x1="8.302cm" svg:y1="17cm" svg:x2="4.365cm" svg:y2="18.726cm" draw:start-shape="id5" draw:end-shape="id6" svg:d="M8302 17000v963h-3937v763" svg:viewBox="0 0 3938 1727">
          <text:p/>
        </draw:connector>
        <draw:connector draw:style-name="gr12" draw:text-style-name="P1" draw:layer="layout" svg:x1="13.7cm" svg:y1="11.795cm" svg:x2="8.302cm" svg:y2="14.208cm" draw:start-shape="id3" draw:end-shape="id5" svg:d="M13700 11795v1307h-5398v1106" svg:viewBox="0 0 5399 2414">
          <text:p/>
        </draw:connector>
        <draw:connector draw:style-name="gr12" draw:text-style-name="P1" draw:layer="layout" svg:x1="8.302cm" svg:y1="17cm" svg:x2="10.779cm" svg:y2="23.606cm" draw:start-shape="id5" draw:end-shape="id7" svg:d="M8302 17000v3403h2477v3203" svg:viewBox="0 0 2478 6607">
          <text:p/>
        </draw:connector>
        <draw:connector draw:style-name="gr10" draw:text-style-name="P1" draw:layer="layout" svg:x1="23.098cm" svg:y1="15.986cm" svg:x2="15.351cm" svg:y2="18.399cm" draw:start-shape="id8" draw:end-shape="id9" svg:d="M23098 15986v1307h-7747v1106" svg:viewBox="0 0 7748 2414">
          <text:p/>
        </draw:connector>
        <draw:connector draw:style-name="gr13" draw:text-style-name="P1" draw:layer="layout" svg:x1="18.018cm" svg:y1="10.398cm" svg:x2="23.098cm" svg:y2="12.938cm" draw:start-shape="id3" draw:end-shape="id8" draw:end-glue-point="0" svg:d="M18018 10398h5080v2540" svg:viewBox="0 0 5081 2541">
          <text:p/>
        </draw:connector>
        <draw:connector draw:style-name="gr13" draw:text-style-name="P1" draw:layer="layout" svg:x1="14.335cm" svg:y1="15.604cm" svg:x2="19.288cm" svg:y2="14.462cm" draw:start-shape="id5" draw:end-shape="id8" svg:d="M14335 15604h2576v-1142h2377" svg:viewBox="0 0 4954 1143">
          <text:p/>
        </draw:connector>
        <draw:connector draw:style-name="gr14" draw:layer="layout" svg:x1="13.446cm" svg:y1="25.066cm" svg:x2="15.351cm" svg:y2="21.193cm" draw:start-shape="id7" draw:start-glue-point="1" draw:end-shape="id9" svg:d="M13446 25066h1905v-3873" svg:viewBox="0 0 1906 3874">
          <text:p/>
        </draw:connector>
        <draw:custom-shape draw:style-name="gr15" draw:text-style-name="P3" xml:id="id10" draw:id="id10" draw:layer="layout" svg:width="4.445cm" svg:height="3.175cm" svg:x="1.635cm" svg:y="23.606cm">
          <text:p text:style-name="P1">PostgreSQL</text:p>
          <text:p text:style-name="P1"><text:span text:style-name="T2">(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layer="layout" svg:x1="4.365cm" svg:y1="22.028cm" svg:x2="3.858cm" svg:y2="23.606cm" draw:start-shape="id6" draw:end-shape="id10" draw:end-glue-point="5" svg:d="M4365 22028v789h-507v789" svg:viewBox="0 0 508 1579">
          <text:p/>
        </draw:connector>
        <draw:custom-shape draw:style-name="gr16" draw:text-style-name="P4" xml:id="id11" draw:id="id11" draw:layer="layout" svg:width="4.445cm" svg:height="5.08cm" svg:x="1.889cm" svg:y="8.239cm">
          <text:p text:style-name="P1">LEIE</text:p>
          <text:p text:style-name="P1"><text:span text:style-name="T2">(provider</text:span></text:p>
          <text:p text:style-name="P1"><text:span text:style-name="T2">exclu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layer="layout" svg:x1="6.334cm" svg:y1="10.779cm" svg:x2="9.382cm" svg:y2="10.398cm" draw:start-shape="id11" draw:end-shape="id3" svg:d="M6334 10779h1524v-381h1524" svg:viewBox="0 0 3049 38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draw:textarea-vertical-align="middle" draw:auto-grow-height="false" fo:min-height="2.798cm" fo:min-width="9.66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mana Harihareswara</meta:initial-creator>
    <meta:creation-date>2017-12-05T11:37:00.771307439</meta:creation-date>
    <dc:date>2017-12-07T16:19:28.768326959</dc:date>
    <dc:creator>Sumana Harihareswara</dc:creator>
    <meta:editing-duration>PT1H56M</meta:editing-duration>
    <meta:editing-cycles>39</meta:editing-cycles>
    <meta:generator>LibreOffice/5.2.7.2$Linux_X86_64 LibreOffice_project/20m0$Build-2</meta:generator>
    <meta:keyword>CMS</meta:keyword>
    <meta:keyword>MMIS</meta:keyword>
    <meta:keyword>PSM</meta:keyword>
    <dc:subject>Software architecture diagram</dc:subject>
    <dc:title>Architecture of the Provider Screening Module</dc:title>
    <meta:document-statistic meta:object-count="23"/>
  </office:meta>
</office:document-meta>
</file>